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9" style:family="table-column">
      <style:table-column-properties fo:break-before="auto" style:column-width="78.92mm"/>
    </style:style>
    <style:style style:name="co34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co43" style:family="table-column">
      <style:table-column-properties fo:break-before="auto" style:column-width="32.44mm"/>
    </style:style>
    <style:style style:name="co44" style:family="table-column">
      <style:table-column-properties fo:break-before="auto" style:column-width="37.61mm"/>
    </style:style>
    <style:style style:name="co45" style:family="table-column">
      <style:table-column-properties fo:break-before="auto" style:column-width="40.2mm"/>
    </style:style>
    <style:style style:name="co46" style:family="table-column">
      <style:table-column-properties fo:break-before="auto" style:column-width="33.6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ro20" style:family="table-row">
      <style:table-row-properties style:row-height="4.87mm" fo:break-before="page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72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3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supe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6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6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6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20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/>
        </table:table-row>
        <table:table-row table:style-name="ro20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</table:table-row>
        <table:table-row table:style-name="ro11" table:number-rows-repeated="1048367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5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6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4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7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4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6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5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8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6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5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5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5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5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7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9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52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6:55:47.725739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8T07:01:45.680796230</dc:date>
    <meta:generator>LibreOffice/4.4.3.2$Linux_X86_64 LibreOffice_project/40m0$Build-2</meta:generator>
    <meta:editing-duration>P3DT19H55M28S</meta:editing-duration>
    <meta:editing-cycles>290</meta:editing-cycles>
    <meta:print-date>2015-07-06T09:41:27.729033066</meta:print-date>
    <meta:document-statistic meta:table-count="5" meta:cell-count="2600" meta:object-count="0"/>
  </office:meta>
</office:document-meta>
</file>